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officeooo:paragraph-rsid="000db0b6" style:font-size-asian="15pt" style:font-size-complex="15pt"/>
    </style:style>
    <style:style style:name="P2" style:family="paragraph" style:parent-style-name="Standard">
      <style:text-properties fo:font-size="15pt" officeooo:rsid="000f4cc1" officeooo:paragraph-rsid="000f4cc1" style:font-size-asian="15pt" style:font-size-complex="15pt"/>
    </style:style>
    <style:style style:name="P3" style:family="paragraph" style:parent-style-name="Standard">
      <style:text-properties fo:font-size="15pt" officeooo:rsid="000db0b6" officeooo:paragraph-rsid="000db0b6" style:font-size-asian="15pt" style:font-size-complex="15pt"/>
    </style:style>
    <style:style style:name="P4" style:family="paragraph" style:parent-style-name="Standard">
      <style:text-properties fo:font-size="15pt" officeooo:paragraph-rsid="000f4cc1" style:font-size-asian="15pt" style:font-size-complex="15pt"/>
    </style:style>
    <style:style style:name="P5" style:family="paragraph" style:parent-style-name="Standard">
      <style:text-properties fo:font-size="15pt" officeooo:paragraph-rsid="000fe088" style:font-size-asian="15pt" style:font-size-complex="15pt"/>
    </style:style>
    <style:style style:name="P6" style:family="paragraph" style:parent-style-name="Standard">
      <style:text-properties fo:font-size="15pt" fo:font-style="italic" officeooo:paragraph-rsid="000db0b6" style:font-size-asian="15pt" style:font-style-asian="italic" style:font-size-complex="15pt" style:font-style-complex="italic"/>
    </style:style>
    <style:style style:name="P7" style:family="paragraph" style:parent-style-name="Standard">
      <style:text-properties fo:font-size="15pt" officeooo:rsid="000f4cc1" officeooo:paragraph-rsid="000f4cc1" style:font-size-asian="15pt" style:font-size-complex="15pt"/>
    </style:style>
    <style:style style:name="P8" style:family="paragraph" style:parent-style-name="Standard">
      <style:text-properties fo:font-size="15pt" officeooo:rsid="000fe088" officeooo:paragraph-rsid="000fe088" style:font-size-asian="15pt" style:font-size-complex="15pt"/>
    </style:style>
    <style:style style:name="P9" style:family="paragraph" style:parent-style-name="Standard">
      <style:text-properties officeooo:paragraph-rsid="000db0b6"/>
    </style:style>
    <style:style style:name="T1" style:family="text">
      <style:text-properties officeooo:rsid="000f4cc1"/>
    </style:style>
    <style:style style:name="T2" style:family="text">
      <style:text-properties officeooo:rsid="000fe088"/>
    </style:style>
    <style:style style:name="T3" style:family="text">
      <style:text-properties fo:font-weight="bold" style:font-weight-asian="bold" style:font-weight-complex="bold"/>
    </style:style>
    <style:style style:name="T4" style:family="text">
      <style:text-properties fo:font-weight="bold" officeooo:rsid="000fe088" style:font-weight-asian="bold" style:font-weight-complex="bold"/>
    </style:style>
    <style:style style:name="T5" style:family="text">
      <style:text-properties fo:font-weight="bold" officeooo:rsid="000f4cc1" style:font-weight-asian="bold" style:font-weight-complex="bold"/>
    </style:style>
    <style:style style:name="T6" style:family="text">
      <style:text-properties officeooo:rsid="00126066"/>
    </style:style>
    <style:style style:name="T7" style:family="text">
      <style:text-properties fo:font-size="15pt" officeooo:rsid="00126066" style:font-size-asian="15pt" style:font-size-complex="15pt"/>
    </style:style>
    <style:style style:name="T8" style:family="text">
      <style:text-properties fo:font-size="15pt" officeooo:rsid="000db0b6" style:font-size-asian="15pt" style:font-size-complex="15pt"/>
    </style:style>
    <style:style style:name="T9" style:family="text">
      <style:text-properties fo:font-size="15pt" fo:font-weight="bold" officeooo:rsid="00126066" style:font-size-asian="15pt" style:font-weight-asian="bold" style:font-size-complex="15pt" style:font-weight-complex="bold"/>
    </style:style>
    <style:style style:name="T10" style:family="text">
      <style:text-properties fo:font-size="15pt" fo:font-weight="bold" officeooo:rsid="000db0b6"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7">Additional to </text:span><text:span text:style-name="T9">PO02</text:span><text:span text:style-name="T7">, i</text:span><text:span text:style-name="T8">n th</text:span><text:span text:style-name="T7">e</text:span><text:span text:style-name="T8"> participation </text:span><text:span text:style-name="T7">of </text:span><text:span text:style-name="T9">PA01</text:span><text:span text:style-name="T8"> I watched the presentation of </text:span><text:span text:style-name="T10">Dr. Beiyu Lin</text:span><text:span text:style-name="T8"> and asked the question regarding the topic. Here, the quote:</text:span></text:p>
      <text:p text:style-name="P1"/>
      <text:p text:style-name="P6">“The question is: If I know that smart sensor exists and I try to disrupt somehow its work (for example, keeping the lights on during nights, etc.), how would you know that the results you have received are correct (even it fits to the histogram)? Also, how to be sure that the small number of people (in this article 99) could give the average results? Also, if the models give different results, how to know what model is the correct one?”</text:p>
      <text:p text:style-name="P1"/>
      <text:p text:style-name="P2">Also, I have asked another question to <text:span text:style-name="T3">Dr. Megan Strait</text:span> regarding the ambiguity and received a detailed answer.</text:p>
      <text:p text:style-name="P1"/>
      <text:p text:style-name="P3">Despite that Dr. Beiyu Lin has described her topic <text:span text:style-name="T1">and answered to the questions</text:span> in the detailed manner, <text:span text:style-name="T3">I don’t think that collecting the data from </text:span><text:span text:style-name="T5">smart devices can help in the prediction of human behaviour</text:span><text:span text:style-name="T1">:<text:line-break/></text:span></text:p>
      <text:p text:style-name="P2">1) First of all, we cannot be sure that the data is correct, because</text:p>
      <text:p text:style-name="P2">a) we cannot control the disruption process from the participants;</text:p>
      <text:p text:style-name="P2">b) we don’t know the context of the behaviour;</text:p>
      <text:p text:style-name="P2">c) we don’t know if there is an additional guest (or a robber) in the experiment place who is not a participant.</text:p>
      <text:p text:style-name="P4"/>
      <text:p text:style-name="P2">2) Secondly, we cannot be sure when different models provides same results.</text:p>
      <text:p text:style-name="P4"/>
      <text:p text:style-name="P2">3) and Thirdly, the number of houses are too small to predict the behaviour;</text:p>
      <text:p text:style-name="P2"/>
      <text:p text:style-name="P2">Another possible problem is the models to analyse. The case that to have proper results, non-standard measure methods can be invented, which makes the results unreliable.</text:p>
      <text:p text:style-name="P4"/>
      <text:p text:style-name="P4"><text:span text:style-name="T1">And the last problem that is not covered in the presentation, but was discussed in my post and by peop</text:span><text:span text:style-name="T2">le is the privacy of the data.</text:span></text:p>
      <text:p text:style-name="P4"/>
      <text:p text:style-name="P8">In my opinion, the data should be generated in the places with strict schedule (for example, prisons) to get the proper behaviour results.</text:p>
      <text:p text:style-name="P4"/>
      <text:p text:style-name="P5"><text:span text:style-name="T2">I think that I have understood the topics from PA01 properly and made a big effort to the contribution, so I evaluate my participation as </text:span><text:span text:style-name="T4">5 points in the 5-point scale</text:span><text:span text:style-name="T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3T21:05:01.473000000</meta:creation-date>
    <dc:date>2020-09-03T21:26:08.933000000</dc:date>
    <meta:editing-duration>PT7M27S</meta:editing-duration>
    <meta:editing-cycles>5</meta:editing-cycles>
    <meta:generator>LibreOffice/7.0.0.3$Windows_X86_64 LibreOffice_project/8061b3e9204bef6b321a21033174034a5e2ea88e</meta:generator>
    <meta:document-statistic meta:table-count="0" meta:image-count="0" meta:object-count="0" meta:page-count="1" meta:paragraph-count="14" meta:word-count="348" meta:character-count="1966" meta:non-whitespace-character-count="1631"/>
  </office:meta>
</office:document-meta>
</file>